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7.336cm" fo:margin-left="-0.191cm" table:align="left" style:writing-mode="lr-tb"/>
    </style:style>
    <style:style style:name="Таблица1.A" style:family="table-column">
      <style:table-column-properties style:column-width="8.446cm"/>
    </style:style>
    <style:style style:name="Таблица1.B" style:family="table-column">
      <style:table-column-properties style:column-width="8.89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2" style:family="paragraph" style:parent-style-name="Standard">
      <style:paragraph-properties fo:margin-left="0cm" fo:margin-right="0cm" fo:text-align="justify" style:justify-single-word="false" fo:text-indent="1.251cm" style:auto-text-indent="false">
        <style:tab-stops/>
      </style:paragraph-properties>
      <style:text-properties fo:font-size="10.5pt" fo:font-weight="normal" style:font-size-asian="10.5pt" style:font-weight-asian="normal" style:font-size-complex="10.5pt" style:font-weight-complex="normal"/>
    </style:style>
    <style:style style:name="P3" style:family="paragraph" style:parent-style-name="FR1">
      <style:paragraph-properties fo:margin-left="0cm" fo:margin-right="0cm" fo:margin-top="0cm" fo:margin-bottom="0cm" fo:line-height="100%" fo:text-align="justify" style:justify-single-word="false" fo:text-indent="1.251cm" style:auto-text-indent="false"/>
      <style:text-properties fo:font-size="10.5pt" fo:font-weight="bold" style:font-size-asian="10.5pt" style:font-weight-asian="bold" style:font-size-complex="10.5pt"/>
    </style:style>
    <style:style style:name="P4" style:family="paragraph" style:parent-style-name="Iniiaiie_20_oaeno_20_2">
      <style:paragraph-properties fo:margin-left="0cm" fo:margin-right="0cm" fo:margin-top="0cm" fo:margin-bottom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5" style:family="paragraph" style:parent-style-name="Iniiaiie_20_oaeno_20_2">
      <style:paragraph-properties fo:margin-left="0cm" fo:margin-right="0cm" fo:margin-top="0cm" fo:margin-bottom="0cm" fo:text-align="justify" style:justify-single-word="false" fo:text-indent="1.251cm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6" style:family="paragraph" style:parent-style-name="Iniiaiie_20_oaeno_20_2">
      <style:paragraph-properties fo:margin-left="0cm" fo:margin-right="0cm" fo:margin-top="0cm" fo:margin-bottom="0cm" fo:text-align="justify" style:justify-single-word="false" fo:text-indent="1.251cm" style:auto-text-indent="false"/>
    </style:style>
    <style:style style:name="P7" style:family="paragraph" style:parent-style-name="Iau_3f_iue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8" style:family="paragraph" style:parent-style-name="Iau_3f_iue">
      <style:paragraph-properties fo:margin-left="0cm" fo:margin-right="0cm" fo:text-align="justify" style:justify-single-word="false" fo:orphans="0" fo:widows="0" fo:text-indent="1.251cm" style:auto-text-indent="false"/>
      <style:text-properties fo:font-size="10.5pt" style:font-size-asian="10.5pt" style:font-size-complex="10.5pt"/>
    </style:style>
    <style:style style:name="P9" style:family="paragraph" style:parent-style-name="Iau_3f_iue">
      <style:paragraph-properties fo:margin-left="0cm" fo:margin-right="0cm" fo:text-align="justify" style:justify-single-word="false" fo:text-indent="1.251cm" style:auto-text-indent="false">
        <style:tab-stops>
          <style:tab-stop style:position="2.279cm"/>
        </style:tab-stops>
      </style:paragraph-properties>
      <style:text-properties fo:font-size="10.5pt" style:font-size-asian="10.5pt" style:font-size-complex="10.5pt"/>
    </style:style>
    <style:style style:name="P10" style:family="paragraph" style:parent-style-name="Iau_3f_iue">
      <style:paragraph-properties fo:margin-left="0cm" fo:margin-right="0cm" fo:text-align="justify" style:justify-single-word="false" fo:orphans="0" fo:widows="0" fo:text-indent="1.251cm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Iniiaiie_20_oaeno_20_3">
      <style:paragraph-properties fo:margin-left="0cm" fo:margin-right="0cm" fo:text-align="justify" style:justify-single-word="false" fo:text-indent="1.251cm" style:auto-text-indent="false">
        <style:tab-stops/>
      </style:paragraph-properties>
      <style:text-properties fo:font-size="10.5pt" style:font-size-asian="10.5pt" style:font-size-complex="10.5pt"/>
    </style:style>
    <style:style style:name="P12" style:family="paragraph" style:parent-style-name="Text_20_body">
      <style:paragraph-properties fo:margin-left="0cm" fo:margin-right="0cm" fo:margin-top="0cm" fo:margin-bottom="0.499cm" fo:text-align="justify" style:justify-single-word="false" fo:text-indent="1.251cm" style:auto-text-indent="false"/>
    </style:style>
    <style:style style:name="P13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14" style:family="paragraph" style:parent-style-name="caaieiaie_20_2">
      <style:paragraph-properties fo:text-align="center" style:justify-single-word="false"/>
      <style:text-properties fo:font-size="10.5pt" fo:font-weight="normal" style:font-size-asian="10.5pt" style:font-weight-asian="normal" style:font-size-complex="10.5pt"/>
    </style:style>
    <style:style style:name="P15" style:family="paragraph" style:parent-style-name="caaieiaie_20_2">
      <style:paragraph-properties fo:text-align="justify" style:justify-single-word="false"/>
      <style:text-properties fo:font-size="10.5pt" fo:font-weight="normal" style:font-size-asian="10.5pt" style:font-weight-asian="normal" style:font-size-complex="10.5pt"/>
    </style:style>
    <style:style style:name="P16" style:family="paragraph" style:parent-style-name="caaieiaie_20_2">
      <style:paragraph-properties fo:text-align="center" style:justify-single-word="false">
        <style:tab-stops>
          <style:tab-stop style:position="0.635cm"/>
        </style:tab-stops>
      </style:paragraph-properties>
      <style:text-properties fo:font-size="10.5pt" style:font-size-asian="10.5pt" style:font-size-complex="10.5pt"/>
    </style:style>
    <style:style style:name="P17" style:family="paragraph" style:parent-style-name="caaieiaie_20_2">
      <style:paragraph-properties fo:text-align="end" style:justify-single-word="false"/>
      <style:text-properties fo:font-size="10.5pt" style:font-size-asian="10.5pt" style:font-size-complex="10.5pt"/>
    </style:style>
    <style:style style:name="P18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19" style:family="paragraph" style:parent-style-name="Standard">
      <style:paragraph-properties fo:text-align="justify" style:justify-single-word="false" style:snap-to-layout-grid="false"/>
      <style:text-properties fo:font-size="10pt" style:font-size-asian="10pt" style:font-size-complex="10pt"/>
    </style:style>
    <style:style style:name="P20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P23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color="#83caff" fo:font-size="10.5pt" fo:font-weight="bold" style:font-size-asian="10.5pt" style:font-weight-asian="bold" style:font-size-complex="10.5pt"/>
    </style:style>
    <style:style style:name="P24" style:family="paragraph" style:parent-style-name="Iau_3f_iue">
      <style:paragraph-properties fo:text-align="center" style:justify-single-word="false"/>
      <style:text-properties fo:font-size="10.5pt" fo:font-weight="bold" style:font-size-asian="10.5pt" style:font-weight-asian="bold" style:font-size-complex="10.5pt"/>
    </style:style>
    <style:style style:name="P25" style:family="paragraph" style:parent-style-name="Iau_3f_iue">
      <style:paragraph-properties fo:text-align="center" style:justify-single-word="false" fo:orphans="0" fo:widows="0"/>
      <style:text-properties fo:font-size="10.5pt" fo:font-weight="bold" style:font-size-asian="10.5pt" style:font-weight-asian="bold" style:font-size-complex="10.5pt"/>
    </style:style>
    <style:style style:name="P26" style:family="paragraph" style:parent-style-name="Iau_3f_iue">
      <style:paragraph-properties fo:text-align="center" style:justify-single-word="false">
        <style:tab-stops>
          <style:tab-stop style:position="0.847cm"/>
        </style:tab-stops>
      </style:paragraph-properties>
      <style:text-properties fo:font-size="10.5pt" fo:font-weight="bold" style:font-size-asian="10.5pt" style:font-weight-asian="bold" style:font-size-complex="10.5pt"/>
    </style:style>
    <style:style style:name="P27" style:family="paragraph" style:parent-style-name="Iacaaiea">
      <style:paragraph-properties fo:margin-top="0cm" fo:margin-bottom="0cm" fo:text-align="justify" style:justify-single-word="false"/>
      <style:text-properties fo:font-size="10pt" style:font-size-asian="10pt" style:font-size-complex="10pt"/>
    </style:style>
    <style:style style:name="P28" style:family="paragraph" style:parent-style-name="Iacaaiea">
      <style:paragraph-properties fo:margin-top="0cm" fo:margin-bottom="0cm" fo:text-align="center" style:justify-single-word="false"/>
      <style:text-properties fo:font-size="10.5pt" fo:font-weight="bold" style:font-size-asian="10.5pt" style:font-weight-asian="bold" style:font-size-complex="10.5pt"/>
    </style:style>
    <style:style style:name="P29" style:family="paragraph" style:parent-style-name="Iacaaiea">
      <style:paragraph-properties fo:margin-top="0cm" fo:margin-bottom="0cm" fo:text-align="center" style:justify-single-word="false"/>
      <style:text-properties fo:color="#83caff" fo:font-size="10.5pt" fo:font-weight="bold" style:font-size-asian="10.5pt" style:font-weight-asian="bold" style:font-size-complex="10.5pt"/>
    </style:style>
    <style:style style:name="P30" style:family="paragraph" style:parent-style-name="Text_20_body">
      <style:paragraph-properties fo:text-align="justify" style:justify-single-word="false"/>
      <style:text-properties fo:font-size="10pt" style:font-size-asian="10pt" style:font-size-complex="10pt"/>
    </style:style>
    <style:style style:name="P31" style:family="paragraph" style:parent-style-name="Iau_3f_iue" style:master-page-name="">
      <style:paragraph-properties fo:margin-left="0cm" fo:margin-right="0cm" fo:text-align="center" style:justify-single-word="false" fo:orphans="2" fo:widows="2" fo:text-indent="0.026cm" style:auto-text-indent="false" style:page-number="auto"/>
      <style:text-properties fo:font-size="10.5pt" fo:font-weight="bold" style:font-size-asian="10.5pt" style:font-weight-asian="bold" style:font-size-complex="10.5pt"/>
    </style:style>
    <style:style style:name="P32" style:family="paragraph" style:parent-style-name="Iau_3f_iue">
      <style:paragraph-properties fo:margin-left="0cm" fo:margin-right="0cm" fo:text-align="justify" style:justify-single-word="false" fo:orphans="2" fo:widows="2" fo:text-indent="1.27cm" style:auto-text-indent="false"/>
      <style:text-properties fo:font-size="10.5pt" fo:background-color="transparent" style:font-size-asian="10.5pt" style:font-size-complex="10.5pt"/>
    </style:style>
    <style:style style:name="P33" style:family="paragraph" style:parent-style-name="Standard" style:master-page-name="">
      <style:paragraph-properties fo:margin-left="0cm" fo:margin-right="0cm" fo:text-align="justify" style:justify-single-word="false" fo:orphans="2" fo:widows="2" fo:text-indent="1.27cm" style:auto-text-indent="false" style:page-number="auto"/>
      <style:text-properties style:use-window-font-color="true" fo:font-size="10.5pt" fo:font-weight="bold" fo:background-color="transparent" style:font-size-asian="10.5pt" style:font-weight-asian="bold" style:font-size-complex="10.5pt" style:font-weight-complex="bold"/>
    </style:style>
    <style:style style:name="P34" style:family="paragraph" style:parent-style-name="Iau_3f_iue" style:master-page-name="">
      <style:paragraph-properties fo:margin-left="0cm" fo:margin-right="0cm" fo:text-align="justify" style:justify-single-word="false" fo:orphans="2" fo:widows="2" fo:text-indent="1.296cm" style:auto-text-indent="false" style:page-number="auto"/>
      <style:text-properties fo:font-size="10.5pt" fo:font-weight="bold" fo:background-color="transparent" style:font-size-asian="10.5pt" style:font-weight-asian="bold" style:font-size-complex="10.5pt" style:font-weight-complex="bold"/>
    </style:style>
    <style:style style:name="P35" style:family="paragraph" style:parent-style-name="Text_20_body" style:master-page-name="">
      <style:paragraph-properties fo:margin-left="10.266cm" fo:margin-right="0cm" fo:margin-top="0cm" fo:margin-bottom="0cm" fo:text-align="justify" style:justify-single-word="false" fo:orphans="2" fo:widows="2" fo:text-indent="0cm" style:auto-text-indent="false" style:page-number="auto" style:writing-mode="lr-tb"/>
      <style:text-properties fo:font-weight="bold"/>
    </style:style>
    <style:style style:name="P36" style:family="paragraph" style:parent-style-name="Text_20_body" style:master-page-name="Standard">
      <style:paragraph-properties fo:margin-left="10.266cm" fo:margin-right="0cm" fo:margin-top="0cm" fo:margin-bottom="0cm" fo:text-align="justify" style:justify-single-word="false" fo:orphans="2" fo:widows="2" fo:text-indent="0cm" style:auto-text-indent="false" style:page-number="auto" style:writing-mode="lr-tb"/>
      <style:text-properties style:use-window-font-color="true" fo:font-size="10.5pt" fo:font-weight="bold" style:font-size-asian="10.5pt" style:font-weight-asian="bold" style:font-size-complex="10.5pt"/>
    </style:style>
    <style:style style:name="P37" style:family="paragraph" style:parent-style-name="Iau_3f_iue">
      <style:paragraph-properties fo:text-align="center" style:justify-single-word="false"/>
      <style:text-properties fo:font-size="10.5pt" fo:font-weight="bold" style:font-size-asian="10.5pt" style:font-weight-asian="bold" style:font-size-complex="10.5pt"/>
    </style:style>
    <style:style style:name="P38" style:family="paragraph" style:parent-style-name="Iau_3f_iue">
      <style:paragraph-properties fo:margin-left="0cm" fo:margin-right="0cm" fo:text-align="justify" style:justify-single-word="false" fo:orphans="0" fo:widows="0" fo:text-indent="1.251cm" style:auto-text-indent="false"/>
      <style:text-properties fo:font-size="10.5pt" style:font-size-asian="10.5pt" style:font-size-complex="10.5pt"/>
    </style:style>
    <style:style style:name="P39" style:family="paragraph" style:parent-style-name="Iau_3f_iue" style:list-style-name="L2">
      <style:paragraph-properties fo:margin-left="0cm" fo:margin-right="0cm" fo:text-align="justify" style:justify-single-word="false" fo:orphans="0" fo:widows="0" fo:text-indent="1.251cm" style:auto-text-indent="false"/>
      <style:text-properties fo:font-size="10.5pt" style:font-size-asian="10.5pt" style:font-size-complex="10.5pt"/>
    </style:style>
    <style:style style:name="P40" style:family="paragraph" style:parent-style-name="Iau_3f_iue" style:list-style-name="L9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41" style:family="paragraph" style:parent-style-name="Iau_3f_iue" style:list-style-name="L10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42" style:family="paragraph" style:parent-style-name="Iau_3f_iue" style:list-style-name="L11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43" style:family="paragraph" style:parent-style-name="Iau_3f_iue" style:list-style-name="L13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44" style:family="paragraph" style:parent-style-name="Iau_3f_iue" style:list-style-name="L15">
      <style:paragraph-properties fo:margin-left="0cm" fo:margin-right="0cm" fo:text-align="center" style:justify-single-word="false" fo:text-indent="0cm" style:auto-text-indent="false"/>
      <style:text-properties fo:font-size="10.5pt" fo:font-weight="bold" style:font-size-asian="10.5pt" style:font-weight-asian="bold" style:font-size-complex="10.5pt"/>
    </style:style>
    <style:style style:name="P45" style:family="paragraph" style:parent-style-name="FR1" style:list-style-name="WW8Num3">
      <style:paragraph-properties fo:margin-left="0.071cm" fo:margin-right="0cm" fo:margin-top="0cm" fo:margin-bottom="0cm" fo:line-height="100%" fo:text-align="center" style:justify-single-word="false" fo:orphans="0" fo:widows="0" fo:text-indent="-0.053cm" style:auto-text-indent="false">
        <style:tab-stops>
          <style:tab-stop style:position="0.847cm"/>
        </style:tab-stops>
      </style:paragraph-properties>
      <style:text-properties fo:font-size="10.5pt" style:font-size-asian="10.5pt" style:font-size-complex="10.5pt"/>
    </style:style>
    <style:style style:name="P46" style:family="paragraph" style:parent-style-name="FR1" style:list-style-name="L3">
      <style:paragraph-properties fo:margin-left="-0.026cm" fo:margin-right="0cm" fo:margin-top="0cm" fo:margin-bottom="0cm" fo:line-height="100%" fo:text-align="justify" style:justify-single-word="false" fo:text-indent="1.27cm" style:auto-text-indent="false">
        <style:tab-stops/>
      </style:paragraph-properties>
    </style:style>
    <style:style style:name="P47" style:family="paragraph" style:parent-style-name="FR1" style:list-style-name="L3">
      <style:paragraph-properties fo:margin-left="-0.026cm" fo:margin-right="0cm" fo:margin-top="0cm" fo:margin-bottom="0cm" fo:line-height="100%" fo:text-align="justify" style:justify-single-word="false" fo:text-indent="1.27cm" style:auto-text-indent="false">
        <style:tab-stops/>
      </style:paragraph-properties>
      <style:text-properties fo:font-size="10.5pt" style:font-size-asian="10.5pt" style:font-size-complex="10.5pt"/>
    </style:style>
    <style:style style:name="P48" style:family="paragraph" style:parent-style-name="FR1" style:list-style-name="L7">
      <style:paragraph-properties fo:margin-left="-0.026cm" fo:margin-right="0cm" fo:margin-top="0cm" fo:margin-bottom="0cm" fo:line-height="100%" fo:text-align="justify" style:justify-single-word="false" fo:text-indent="1.27cm" style:auto-text-indent="false">
        <style:tab-stops/>
      </style:paragraph-properties>
      <style:text-properties fo:font-size="10.5pt" style:font-size-asian="10.5pt" style:font-size-complex="10.5pt"/>
    </style:style>
    <style:style style:name="P49" style:family="paragraph" style:parent-style-name="FR1" style:list-style-name="L4">
      <style:paragraph-properties fo:margin-left="0cm" fo:margin-right="0cm" fo:margin-top="0cm" fo:margin-bottom="0cm" fo:line-height="100%" fo:text-align="justify" style:justify-single-word="false" fo:text-indent="1.251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P50" style:family="paragraph" style:parent-style-name="FR1" style:list-style-name="L5">
      <style:paragraph-properties fo:margin-left="0cm" fo:margin-right="0cm" fo:margin-top="0cm" fo:margin-bottom="0cm" fo:line-height="100%" fo:text-align="justify" style:justify-single-word="false" fo:text-indent="1.251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P51" style:family="paragraph" style:parent-style-name="FR1" style:list-style-name="L5">
      <style:paragraph-properties fo:margin-left="0cm" fo:margin-right="0cm" fo:margin-top="0cm" fo:margin-bottom="0cm" fo:line-height="100%" fo:text-align="justify" style:justify-single-word="false" fo:text-indent="1.251cm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52" style:family="paragraph" style:parent-style-name="FR1" style:list-style-name="L6">
      <style:paragraph-properties fo:margin-left="0cm" fo:margin-right="0cm" fo:margin-top="0cm" fo:margin-bottom="0cm" fo:line-height="100%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53" style:family="paragraph" style:parent-style-name="FR1" style:list-style-name="L7">
      <style:paragraph-properties fo:margin-left="0cm" fo:margin-right="0cm" fo:margin-top="0cm" fo:margin-bottom="0cm" fo:line-height="100%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54" style:family="paragraph" style:parent-style-name="FR1" style:list-style-name="L7">
      <style:paragraph-properties fo:margin-top="0cm" fo:margin-bottom="0cm" fo:line-height="100%" fo:text-align="justify" style:justify-single-word="false"/>
      <style:text-properties fo:font-size="10.5pt" style:font-size-asian="10.5pt" style:font-size-complex="10.5pt"/>
    </style:style>
    <style:style style:name="P55" style:family="paragraph" style:parent-style-name="Standard" style:list-style-name="L7">
      <style:paragraph-properties fo:text-align="justify" style:justify-single-word="false"/>
      <style:text-properties fo:font-size="10.5pt" style:font-size-asian="10.5pt" style:font-size-complex="10.5pt"/>
    </style:style>
    <style:style style:name="P56" style:family="paragraph" style:parent-style-name="Standard" style:list-style-name="L14">
      <style:paragraph-properties fo:text-align="justify" style:justify-single-word="false">
        <style:tab-stops/>
      </style:paragraph-properties>
      <style:text-properties fo:font-size="10.5pt" style:font-size-asian="10.5pt" style:font-size-complex="10.5pt"/>
    </style:style>
    <style:style style:name="P57" style:family="paragraph" style:parent-style-name="Standard" style:list-style-name="L14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58" style:family="paragraph" style:parent-style-name="Standard">
      <style:paragraph-properties fo:text-align="justify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59" style:family="paragraph" style:parent-style-name="Standard" style:list-style-name="L7">
      <style:paragraph-properties fo:margin-left="0cm" fo:margin-right="0cm" fo:text-align="justify" style:justify-single-word="false" fo:text-indent="0cm" style:auto-text-indent="false"/>
      <style:text-properties fo:font-size="10.5pt" style:font-size-asian="10.5pt" style:font-size-complex="10.5pt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P61" style:family="paragraph" style:parent-style-name="Standard" style:list-style-name="L8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62" style:family="paragraph" style:parent-style-name="Iniiaiie_20_oaeno_20_3" style:list-style-name="L12">
      <style:paragraph-properties fo:margin-left="0cm" fo:margin-right="0cm" fo:text-align="justify" style:justify-single-word="false" fo:text-indent="1.251cm" style:auto-text-indent="false">
        <style:tab-stops/>
      </style:paragraph-properties>
      <style:text-properties fo:font-size="10.5pt" style:font-size-asian="10.5pt" style:font-size-complex="10.5pt"/>
    </style:style>
    <style:style style:name="P63" style:family="paragraph" style:parent-style-name="Iniiaiie_20_oaeno_20_3" style:list-style-name="L14">
      <style:paragraph-properties fo:margin-left="0cm" fo:margin-right="0cm" fo:text-align="justify" style:justify-single-word="false" fo:text-indent="1.251cm" style:auto-text-indent="false">
        <style:tab-stops/>
      </style:paragraph-properties>
      <style:text-properties fo:font-size="10.5pt" style:font-size-asian="10.5pt" style:font-size-complex="10.5pt"/>
    </style:style>
    <style:style style:name="P64" style:family="paragraph" style:parent-style-name="Iniiaiie_20_oaeno_20_2" style:list-style-name="L1">
      <style:paragraph-properties fo:margin-left="0cm" fo:margin-right="0cm" fo:margin-top="0cm" fo:margin-bottom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65" style:family="paragraph" style:parent-style-name="Heading_20_1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weight-complex="bold"/>
    </style:style>
    <style:style style:name="T7" style:family="text">
      <style:text-properties style:font-name="Times New Roman"/>
    </style:style>
    <style:style style:name="T8" style:family="text">
      <style:text-properties fo:color="#000000" style:font-name="Times New Roman"/>
    </style:style>
    <style:style style:name="T9" style:family="text">
      <style:text-properties fo:color="#000000" fo:font-size="10.5pt"/>
    </style:style>
    <style:style style:name="T10" style:family="text">
      <style:text-properties fo:color="#000000" fo:font-size="10.5pt" fo:font-weight="bold"/>
    </style:style>
    <style:style style:name="T11" style:family="text">
      <style:text-properties fo:color="#000000" fo:font-weight="bold"/>
    </style:style>
    <style:style style:name="T12" style:family="text">
      <style:text-properties fo:font-size="10.5pt" style:font-size-asian="10.5pt" style:font-size-complex="10.5pt"/>
    </style:style>
    <style:style style:name="T13" style:family="text">
      <style:text-properties fo:font-size="10.5pt" fo:font-weight="bold" style:font-size-asian="10.5pt" style:font-weight-asian="bold" style:font-size-complex="10.5pt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weight="normal" style:font-weight-asian="normal"/>
    </style:style>
    <style:style style:name="T16" style:family="text">
      <style:text-properties style:font-name="Times New Roman1" fo:font-size="10.5pt"/>
    </style:style>
    <style:style style:name="T17" style:family="text">
      <style:text-properties style:font-name="Times New Roman1" fo:font-weight="normal" style:font-weight-asian="normal" style:font-weight-complex="normal"/>
    </style:style>
    <style:style style:name="T18" style:family="text">
      <style:text-properties fo:font-variant="normal" fo:text-transform="none" fo:font-weight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1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7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Приложение № 5</text:p>
      <text:p text:style-name="P35">к распоряжению КУМИ г.Братска</text:p>
      <text:p text:style-name="P35">от 28.11.2013 года № 1577</text:p>
      <text:p text:style-name="P23"/>
      <text:p text:style-name="P29">Бланк договора аренды на 201<text:span text:style-name="T14">4</text:span>г. до одного года и долгосрочный (транспорт) по оценке без акта</text:p>
      <text:p text:style-name="P28">ДОГОВОР № ____/<text:span text:style-name="T14">14</text:span></text:p>
      <text:p text:style-name="P25">аренды муниципального имущества</text:p>
      <text:p text:style-name="P14">Российская Федерация, Иркутская область, город Братск</text:p>
      <text:p text:style-name="P17"><text:span text:style-name="T4">от __________201</text:span><text:span text:style-name="T15">4</text:span><text:span text:style-name="T4"> года</text:span></text:p>
      <text:p text:style-name="P15"/>
      <text:p text:style-name="P1"><text:span text:style-name="T7">Комитет по управлению муниципальным имуществом администрации города Братска, в лице председателя _______________________, действующего на основании Положения о комитете, именуемый в дальнейшем Арендодатель, с одной стороны, и ООО (ИП)___________, з</text:span><text:span text:style-name="T8">арегистрировано ИФНС ________ за основным государственным регистрационным номером ___________,</text:span><text:span text:style-name="T7"> в лице генерального директора _______________, действующего на основании устава, паспорт _________выдан отделом УФМС России ___________, дата выдачи ________, именуемое в дальнейшем Арендатор, с другой стороны, именуемые в дальнейшем Стороны, заключили настоящий Договор о нижеследующем:</text:span></text:p>
      <text:p text:style-name="P1"/>
      <text:p text:style-name="P16"><text:span text:style-name="T14">1. </text:span>ПРЕДМЕТ ДОГОВОРА</text:p>
      <text:p text:style-name="P1"><text:span text:style-name="T2">1.1.</text:span> По настоящему договору Арендодатель передает, а Арендатор принимает в аренду муниципальное имущество, согласно прилагаемому перечню (Приложение 1), (далее - Транспорт).</text:p>
      <text:p text:style-name="P1"><text:span text:style-name="T5">Балансовая стоимость </text:span><text:span text:style-name="T5">Транспорта</text:span><text:span text:style-name="T5"> ____</text:span><text:span text:style-name="T6">_____________.</text:span></text:p>
      <text:p text:style-name="P7"><text:span text:style-name="T2">1.2.</text:span> Транспорт принадлежит Арендодателю на праве собственности.</text:p>
      <text:p text:style-name="P7">На момент заключения настоящего Договора, Транспорт, передаваемый в аренду, не заложен, не арестован, не обременен правами третьих лиц. </text:p>
      <text:p text:style-name="P6"><text:span text:style-name="T13">1.3.</text:span><text:span text:style-name="T12"> </text:span><text:span text:style-name="T16">Размер арендной платы установлен в соответствии с отчетом ____________________ от «___» __________ 2014 года № _________________________________________________________, и составляет:</text:span></text:p>
      <text:p text:style-name="P4"><text:span text:style-name="T3">в год, руб.</text:span> <text:s text:c="40"/><text:span text:style-name="T3">в месяц, руб.</text:span></text:p>
      <text:p text:style-name="P5"/>
      <text:p text:style-name="P4">Налог на добавленную стоимость (НДС) в арендную плату не входит.</text:p>
      <text:p text:style-name="P4">Налог на добавленную стоимость оплачивается Арендатором самостоятельно на счет Управления Федерального казначейства по Иркутской области.</text:p>
      <text:p text:style-name="P8">Порядок внесения арендной платы определен в разделе 2 настоящего Договора.</text:p>
      <text:list xml:id="list8225000630553528929" text:style-name="L1">
        <text:list-item>
          <text:list>
            <text:list-item>
              <text:p text:style-name="P64">Указанный Транспорт предоставляется Арендатору в аренду для использования__________.</text:p>
            </text:list-item>
            <text:list-item>
              <text:p text:style-name="P64">Срок действия настоящего Договора <text:span text:style-name="T2">с «__» _____ 2014 года до «___»_____ 20__ года.</text:span> По истечении срока действия настоящего Договора, Договор продлению не подлежит.</text:p>
            </text:list-item>
          </text:list>
        </text:list-item>
      </text:list>
      <text:p text:style-name="P4"/>
      <text:p text:style-name="P25">2. ПОРЯДОК РАСЧЕТОВ</text:p>
      <text:p text:style-name="P1"><text:span text:style-name="T2">2.1</text:span>. Арендная плата за пользование Транспортом, подлежащая перечислению Арендатором Арендодателю на расчетный счет Управления Федерального казначейства по Иркутской области (КУМИ г. Братска), выплачивается ежемесячно <text:span text:style-name="T2">по ______ руб.</text:span>, без учета НДС,<text:span text:style-name="T17"> до первого числа месяца, следующего за текущим.</text:span></text:p>
      <text:p text:style-name="P2"><text:span text:style-name="T12">Арендатор, после заключения Договора, обязан произвести оплату </text:span>арендной платы за месяц, в котором заключен Договор, <text:span text:style-name="T12">в течении пяти </text:span>календарных дней.</text:p>
      <text:p text:style-name="P10">Датой оплаты Арендатором арендной платы считается дата поступления денежных средств на расчетный счет Арендодателя.</text:p>
      <text:p text:style-name="P8">В платежном поручении указываются назначение платежа, номер договора, дата заключения.</text:p>
      <text:p text:style-name="P8"><text:span text:style-name="T2">2.</text:span><text:span text:style-name="T2">2</text:span><text:span text:style-name="T2">. </text:span><text:span text:style-name="T5">Арендная плата может быть изменена Арендодателем в одностороннем порядке не более одного раза в год, в соответствии с Методикой расчета арендной платы за </text:span><text:span text:style-name="T5">и</text:span><text:span text:style-name="T5">мущество, находящееся в собственности муниципального образования города Братска, утверждаемой постановлением администрации муниципального образования города Братска и действующей на момент</text:span><text:span text:style-name="T5"> изменения арендной платы.</text:span></text:p>
      <text:p text:style-name="P8"><text:span text:style-name="T3">2.3.</text:span> Оплату работ по текущему и капитальному ремонту арендуемого Транспорта и связанные с этими работами услуги сторонних организаций Арендатор обеспечивает за счет своих средств, и эти затраты в стоимость арендной платы не входят. Произведенные Арендатором неотделимые улучшения Транспорта являются собственностью Арендодателя. При прекращении Договора, Арендатор не имеет прав на возмещение стоимости произведенных улучшений арендуемого Транспорта.</text:p>
      <text:list xml:id="list7176713094654835057" text:style-name="L2">
        <text:list-item>
          <text:list>
            <text:list-item>
              <text:p text:style-name="P39">При наличии письменного согласования Арендодателя, Арендатор может сдавать в субаренду часть арендуемого Транспорта. При сдаче Транспорта в субаренду, годовая арендная плата за каждую единицу увеличивается в полтора раза.</text:p>
            </text:list-item>
          </text:list>
        </text:list-item>
      </text:list>
      <text:p text:style-name="P8"/>
      <text:list xml:id="list3982888738278347461" text:style-name="WW8Num3">
        <text:list-header>
          <text:p text:style-name="P45"><text:span text:style-name="T2">3. ПРАВА И ОБЯЗАННОСТИ СТОРОН</text:span></text:p>
        </text:list-header>
      </text:list>
      <text:p text:style-name="P3">3.1. Арендодатель обязан:</text:p>
      <text:list xml:id="list8212827965121373223" text:style-name="L3">
        <text:list-item>
          <text:list>
            <text:list-item>
              <text:list>
                <text:list-item>
                  <text:p text:style-name="P46"><text:span text:style-name="T12">Передача</text:span><text:span text:style-name="T12"> </text:span><text:span text:style-name="T12">Транспорта</text:span><text:span text:style-name="T12">, в соответствии с п.1.1. настоящего </text:span><text:span text:style-name="T12">Д</text:span><text:span text:style-name="T12">оговора, на основании </text:span><text:soft-page-break/><text:span text:style-name="T12">двустороннего акта приема-передачи </text:span><text:span text:style-name="T12">не требуется, так как указанн</text:span><text:span text:style-name="T12">ый</text:span><text:span text:style-name="T12"> </text:span><text:span text:style-name="T12">Транспорт </text:span><text:span text:style-name="T12">находится в аренде у данного Арендатора по договору аренды муниципального имущества от _______ № ___. </text:span><text:span text:style-name="T12">Имущество считается переданным с даты подписания настоящего Договора.</text:span></text:p>
                </text:list-item>
                <text:list-item>
                  <text:p text:style-name="P47">Письменно информировать об изменении размера арендной платы Арендатора. При уклонении Арендатора от получения уведомления, Арендатор считается уведомленным надлежащим образом.</text:p>
                </text:list-item>
              </text:list>
            </text:list-item>
          </text:list>
        </text:list-item>
      </text:list>
      <text:list xml:id="list2260404866628553888" text:style-name="L4">
        <text:list-item>
          <text:list>
            <text:list-item>
              <text:p text:style-name="P49">Арендодатель имеет право:</text:p>
            </text:list-item>
          </text:list>
        </text:list-item>
      </text:list>
      <text:list xml:id="list1019893420097557287" text:style-name="L5">
        <text:list-item>
          <text:list>
            <text:list-item>
              <text:list>
                <text:list-item>
                  <text:p text:style-name="P51">Проверять техническое состояние и целевое использование Транспорта.</text:p>
                </text:list-item>
                <text:list-item>
                  <text:p text:style-name="P50"><text:span text:style-name="T5">Досрочно расторгнуть Договор в случаях и порядке, указанн</text:span><text:span text:style-name="T5">ых</text:span><text:span text:style-name="T5"> в </text:span><text:span text:style-name="T5">разделе 5 настоящего Договора.</text:span></text:p>
                </text:list-item>
              </text:list>
            </text:list-item>
          </text:list>
        </text:list-item>
      </text:list>
      <text:list xml:id="list6746856867556004074" text:style-name="L6">
        <text:list-item>
          <text:list>
            <text:list-item>
              <text:p text:style-name="P52"><text:span text:style-name="T2">Арендатор обяз</text:span><text:span text:style-name="T2">ан</text:span><text:span text:style-name="T2">:</text:span></text:p>
            </text:list-item>
          </text:list>
        </text:list-item>
      </text:list>
      <text:list xml:id="list8766031789607065829" text:style-name="L7">
        <text:list-item>
          <text:list>
            <text:list-item>
              <text:list>
                <text:list-item>
                  <text:p text:style-name="P48">Прием Транспорта, в соответствии с п.1.1. настоящего Договора, на основании двустороннего акта приема-передачи не требуется, так как указанное Имущество находится в аренде у данного Арендатора по договору аренды муниципального имущества от _______ № ___.</text:p>
                </text:list-item>
                <text:list-item>
                  <text:p text:style-name="P53">В течение всего срока настоящего договора поддерживать Транспорт в технически исправном состоянии, производить текущие заявочные ремонты, согласно норм пробега.</text:p>
                </text:list-item>
                <text:list-item>
                  <text:p text:style-name="P53"><text:s/>Нести расходы на содержание арендованного Транспорта и расходы, возникшие с его эксплуатацией.</text:p>
                </text:list-item>
                <text:list-item>
                  <text:p text:style-name="P53"><text:s/>Своевременно производить арендные платежи.</text:p>
                </text:list-item>
                <text:list-item>
                  <text:p text:style-name="P53">Осуществлять за свой счет заправку транспорта ГСМ в период использования Транспорта по настоящему договору.</text:p>
                </text:list-item>
                <text:list-item>
                  <text:p text:style-name="P53">Устранять последствия аварии и повреждения Транспорта, которые возникли во время эксплуатации его Арендатором.</text:p>
                </text:list-item>
                <text:list-item>
                  <text:p text:style-name="P53">Не передавать без письменного разрешения Арендодателя другим организациям, юридическим и частным лицам арендованный Транспорт.</text:p>
                </text:list-item>
                <text:list-item>
                  <text:p text:style-name="P53">Осуществлять регулярную проверку технического состояния Транспорта.</text:p>
                </text:list-item>
                <text:list-item>
                  <text:p text:style-name="P53">Обеспечивать охрану Транспорта.</text:p>
                </text:list-item>
                <text:list-item>
                  <text:p text:style-name="P53">Возмещать затраты, понесенные Арендодателем в части уплаты транспортного налога по итогам каждого отчетного периода (квартала) в виде авансовых платежей не позднее 20 апреля, 20 июля, 20 октября; по итогам налогового периода (календарного года) не позднее 20 января, за вычетом сумм, уплаченных в виде авансового платежа, по следующим реквизитам:</text:p>
                </text:list-item>
              </text:list>
            </text:list-item>
          </text:list>
          <text:p text:style-name="P55">Получатель: Управление Федерального казначейства по Иркутской области (КУМИ г. Братска)</text:p>
          <text:p text:style-name="P55">Банк получателя: ГРКЦ ГУ Банка России по Иркутской области</text:p>
          <text:p text:style-name="P55">БИК 042520001, Сч. № 401 018 109 000 000 100 01</text:p>
          <text:p text:style-name="P55">ИНН/КПП 3803201800/380401001</text:p>
          <text:p text:style-name="P55">КБК 90111705040041000180, ОКАТО 25414000000</text:p>
          <text:p text:style-name="P59">Назначение платежа: прочие поступления от использования имущества, находящегося в собственности городских округов в части уплаты транспортного налога.</text:p>
        </text:list-item>
      </text:list>
      <text:list xml:id="list8394004168673039598" text:style-name="L8">
        <text:list-item>
          <text:list>
            <text:list-item>
              <text:list>
                <text:list-item>
                  <text:p text:style-name="P61">Предоставлять Арендодателю по итогам каждого отчетного периода (за первый, второй, третий квартал) и налогового периода (за год) следующие документы: расчет суммы транспортного налога в разрезе каждой единицы транспортного средства в сроки, предусмотренные п. 3.3.10 Договора и копию платежного документа денежных средств, предусмотренных пунктом 3.3.10 Договора.</text:p>
                </text:list-item>
                <text:list-item>
                  <text:p text:style-name="P61">В течение 10 календарных дней со дня подписания настоящего Договора, за счет собственных средств, застраховать Транспорт по рискам: поджег, взрыв, теракт и т.д., с условиями, что выгодоприобретателем является Арендодатель. В течение 5 календарных дней, с момента заключения договора страхования, предоставить копию договора страхования Арендодателю.</text:p>
                </text:list-item>
                <text:list-item>
                  <text:p text:style-name="P61">В течение последнего дня срока действия Договора, либо в день досрочного расторжения Договора, передать Транспорт Арендодателю по акту приема-передачи, в техническом состоянии не хуже, чем указано в акте приема-передачи на дату заключения Договора с учетом нормального износа, если иное не предусмотрено соглашением Сторон, за исключением случая предусмотренным п.7.5 настоящего Договора.</text:p>
                </text:list-item>
              </text:list>
            </text:list-item>
          </text:list>
        </text:list-item>
      </text:list>
      <text:p text:style-name="P13"><text:span text:style-name="T1">3.3.</text:span><text:span text:style-name="T18"> </text:span><text:span text:style-name="T11">Арендатор имеет право:</text:span></text:p>
      <text:p text:style-name="P12"><text:span text:style-name="T10">3.4.1. </text:span><text:span text:style-name="T9">По истечении срока договора имеет при прочих равных условиях преимущественное право перед другими лицами на заключение договора аренды Имущества на новый срок при условии надлежащего исполнения обязанностей по настоящему договору в течение срока его действия.</text:span></text:p>
      <text:p text:style-name="P26">4. ОТВЕТСТВЕННОСТЬ СТОРОН И ПОРЯДОК РАЗРЕШЕНИЯ СПОРОВ</text:p>
      <text:list xml:id="list7390261030957163382" text:style-name="L9">
        <text:list-item>
          <text:list>
            <text:list-item>
              <text:p text:style-name="P40">В случае неуплаты Арендатором арендной платы в сроки, предусмотренные в п. 2.1 настоящего Договора, Арендатор должен выплатить Арендодателю пеню за просрочку платежа в размере 0,1 % (1/300 ставки рефинансирования ЦБ РФ) от суммы задолженности, за каждый день просрочки платежа.</text:p>
            </text:list-item>
            <text:list-item>
              <text:p text:style-name="P40">В случае нарушения Арендатором сроков внесения арендной платы, Арендодатель вправе взыскать с Арендатора, в установленном порядке, задолженность и пеню, установленную п.4.1 Договора, образовавшиеся на момент взыскания, и потребовать от Арендатора внесения арендной платы досрочно, <text:soft-page-break/>но не более, чем за два срока вперед, а также расторжения в судебном порядке договора и передачи Транспорта Арендодателю.</text:p>
            </text:list-item>
          </text:list>
        </text:list-item>
      </text:list>
      <text:p text:style-name="P7"><text:span text:style-name="T3">4.3.</text:span> Арендатор уплачивает Арендодателю штраф в следующих случаях:</text:p>
      <text:p text:style-name="P7">а) при передаче Арендатором Транспорта или его части в субаренду или в пользование третьим лицам без предварительного письменного разрешения Арендодателя в размере 20% годовой арендной платы на момент выявления нарушения;</text:p>
      <text:p text:style-name="P7">б) при использовании Транспорта или его части не по целевому назначению (п.1.4) в размере 20% от годовой арендной платы на момент выявления нарушения;</text:p>
      <text:p text:style-name="P7">в) за невыполнение какого-либо обязательства, предусмотренного настоящим Договором, Арендатор оплачивает неустойку в размере 20% от годовой арендной платы.</text:p>
      <text:p text:style-name="P7">Доказательством нарушения являются акты проверки использования Транспорта или любые другие доказательства, предусмотренные законодательством.</text:p>
      <text:list xml:id="list2532176525653476732" text:style-name="L10">
        <text:list-item>
          <text:list>
            <text:list-item>
              <text:p text:style-name="P41">Уплата пени (штрафов), установленных настоящим Договором, не освобождает Арендатора от выполнения обязательств по настоящему Договору.</text:p>
            </text:list-item>
            <text:list-item>
              <text:p text:style-name="P41">Разногласия, возникшие при заключении и исполнении Договора, подлежат разрешению в Арбитражном суде Иркутской области.</text:p>
            </text:list-item>
            <text:list-item>
              <text:p text:style-name="P41">Изменение собственника (Арендодателя) не влечет за собой изменение условий заключенного договора аренды.</text:p>
            </text:list-item>
            <text:list-item>
              <text:p text:style-name="P41">Риск случайной гибели или случайного повреждения имущества несет Арендатор. В случае гибели или повреждения Транспорта, Арендатор обязан возместить Арендодателю убытки в полной мере. </text:p>
            </text:list-item>
            <text:list-item>
              <text:p text:style-name="P41">Арендодатель не отвечает за недостатки Транспорта, которые оговорены в акте приема-передачи к Договору либо обнаруженные Арендатором при последующем осмотре Транспорта.</text:p>
            </text:list-item>
          </text:list>
        </text:list-item>
      </text:list>
      <text:list xml:id="list31564043" text:continue-list="list8766031789607065829" text:style-name="L7">
        <text:list-header>
          <text:p text:style-name="P54"/>
        </text:list-header>
      </text:list>
      <text:p text:style-name="P24">5. ПРЕКРАЩЕНИЕ ДЕЙСТВИЯ ДОГОВОРА</text:p>
      <text:list xml:id="list5858489883896979709" text:style-name="L11">
        <text:list-item>
          <text:list>
            <text:list-item>
              <text:p text:style-name="P42">Договор аренды может быть расторгнут досрочно по требованию Арендатора в следующих случаях:</text:p>
            </text:list-item>
          </text:list>
        </text:list-item>
      </text:list>
      <text:p text:style-name="P7"><text:span text:style-name="T3">5.1.1.</text:span> Если арендуемый Транспорт в силу обстоятельств, за которые Арендатор не отвечает, окажется в состоянии непригодном для использования.</text:p>
      <text:p text:style-name="P7"><text:span text:style-name="T3">5.1.2.</text:span> При обнаружении скрытых дефектов в арендуемом Транспорте.</text:p>
      <text:p text:style-name="P7">В случае досрочного расторжения настоящего Договора Арендатором он обязан письменно уведомить Арендодателя за месяц до предполагаемого срока расторжения договора, а Арендодатель должен возвратить внесенные платежи за неиспользованный срок аренды</text:p>
      <text:p text:style-name="P7"><text:span text:style-name="T3">5.2.</text:span> Договор аренды может быть расторгнут досрочно по требованию Арендодателя по истечению месяца со дня предупреждения в следующих случаях:</text:p>
      <text:p text:style-name="P7"><text:span text:style-name="T3">5.2.1.</text:span> При использовании Арендатором Транспорта (в целом или его части) не в соответствии с условиями Договора аренды.</text:p>
      <text:p text:style-name="P9"><text:span text:style-name="T3">5.2.2.</text:span><text:tab/>Если Арендатор умышленно или по неосторожности ухудшает состояние Транспорта, <text:s text:c="2"/>сданного в аренду.</text:p>
      <text:p text:style-name="P7"><text:span text:style-name="T3">5.2.3.</text:span> При не выполнении Арендатором требований, установленных пунктам 3.3.2, 3.3.7, 3.3.8, 3.3.9, 3.3.11, 3.3.12 настоящего Договора аренды.</text:p>
      <text:p text:style-name="P33">5.2.4. <text:span text:style-name="T5">Если Арендатор по истечении установленного договором срока платежа не внес арендную плату и (или) за систематическое внесение (более двух раз) арендной платы не в полном размере, определенном Договором;</text:span></text:p>
      <text:p text:style-name="P34">5.2.5. <text:span text:style-name="T5">В иных, предусмотренных действующим законодательством случаях.</text:span></text:p>
      <text:p text:style-name="P32"><text:span text:style-name="T3">5.2.6.</text:span> В случае, если Арендодатель нуждается в Имуществе, Арендодатель предупреждает Арендатора не менее чем за один месяц. Арендатор обязан расторгнуть настоящий Договор и сдать Имущество по акту приема-передачи Арендодателю.</text:p>
      <text:p text:style-name="P7"><text:span text:style-name="T2">5.3</text:span>. Договор аренды подлежит досрочному расторжению, если Арендатор более двух раз подряд по истечении установленного договором срока платежа не внес арендную плату и (или) за <text:s/>систематическое невнесение (более двух раз) арендной платы не в полном размере, определенном Договором.</text:p>
      <text:p text:style-name="P7"><text:span text:style-name="T2">5.4</text:span>. В случае досрочного возврата Арендатором арендуемого по настоящему Договору Транспорта без уведомления Арендодателя и оформления акта приема-передачи, Арендодатель имеет право на односторонний отказ от исполнения Договора аренды.</text:p>
      <text:p text:style-name="P7">Арендодатель направляет Арендатору уведомление об одностороннем отказе от исполнения Договора аренды заказным письмом. Договор считается расторгнутым без обращения в суд с даты, <text:s/>указанной в уведомлении.</text:p>
      <text:p text:style-name="P7"><text:span text:style-name="T3">5.5.</text:span> Стороны вправе расторгнуть настоящий Договор по иным основаниям, предусмотренным <text:s text:c="2"/>действующим законодательством РФ.</text:p>
      <text:p text:style-name="P24">6. ФОРС-МАЖОР</text:p>
      <text:p text:style-name="P7"><text:span text:style-name="T2">6.1.</text:span> Стороны освобождаются от ответственности за полное или частичное неисполнение своих обязательств по настоящему Договору, если такое неисполнение будет являться следствием обстоятельств непреодолимой силы, т.е. чрезвычайных и непредотвратимых при данных условиях обстоятельств, возникших после заключения настоящего Договора помимо воли и вне контроля Сторон, которые <text:soft-page-break/>Стороны не могли предвидеть: военных действий, массовых беспорядков, стихийных бедствий, <text:s text:c="6"/>забастовок, блокады и др.; в силу установленной на основании закона Правительством РФ отсрочки исполнения обязательств (мораторий); в силу приостановления действия закона или иного правового акта, регулирующего соответствующее отношение.</text:p>
      <text:p text:style-name="P7"><text:span text:style-name="T2">6.2.</text:span> При наступлении вышеуказанных обстоятельств Сторона, для которой создалась невозможность выполнения своих обязательств по настоящему Договору, должна в пятидневный срок письменно известить другую Сторону о наступлении вышеуказанных обстоятельств. Извещение должно содержать данные о характере форс-мажорных обстоятельств и оценку их влияния на исполнение Стороной своих обязательств.</text:p>
      <text:p text:style-name="P7">Если обстоятельства непреодолимой силы действуют на протяжении трех последующих месяцев, и не обнаруживают признаков прекращения, настоящий Договор может быть расторгнут Сторонами посредством направления противоположной Стороне соответствующего уведомления.</text:p>
      <text:p text:style-name="P7"><text:span text:style-name="T2">6.3.</text:span> Если любое из таких обстоятельств непосредственно влияет на исполнение обязательств в <text:s text:c="2"/>срок, установленный настоящим Договором, то этот срок по письменному соглашению Сторон соразмерно отодвигается на время соответствующего обстоятельства.</text:p>
      <text:p text:style-name="P7"><text:span text:style-name="T2">6.4</text:span>. Факт наступления форс-мажорных обстоятельств должен быть подтвержден Свидетельством (заключением) соответствующих органов.</text:p>
      <text:p text:style-name="P7"><text:span text:style-name="T2">6.5</text:span>. Свидетельство, выданное соответствующей Торгово-промышленной Палатой или иным компетентным органом, является достаточным подтверждением наличия и продолжительности действия непреодолимой силы.</text:p>
      <text:p text:style-name="P11"><text:span text:style-name="T2">6.6</text:span>. После прекращения действия обстоятельств непреодолимой силы стороны возобновляют исполнение обязательств по настоящему Договору.</text:p>
      <text:p text:style-name="P11"><text:span text:style-name="T3">6.7. </text:span>После заключения настоящего Договора вся предшествующая переписка и документы по вопросам, являющимся его предметом, теряют силу.</text:p>
      <text:list xml:id="list2761445142741639171" text:style-name="L12">
        <text:list-item>
          <text:list>
            <text:list-header>
              <text:p text:style-name="P62"/>
            </text:list-header>
          </text:list>
        </text:list-item>
      </text:list>
      <text:p text:style-name="P31">7. ЗАКЛЮЧИТЕЛЬНЫЕ ПОЛОЖЕНИЯ</text:p>
      <text:list xml:id="list1747988573582453302" text:style-name="L13">
        <text:list-item>
          <text:list>
            <text:list-item>
              <text:p text:style-name="P43">Настоящий договор составлен в двух экземплярах, имеющих одинаковую юридическую силу, которые хранятся по одному у каждой из Сторон.</text:p>
            </text:list-item>
            <text:list-item>
              <text:p text:style-name="P43">Все изменения к Договору, кроме изменения размера арендной платы, возможны только по соглашению сторон и оформляются Сторонами в письменной форме.</text:p>
            </text:list-item>
          </text:list>
        </text:list-item>
      </text:list>
      <text:p text:style-name="P7"><text:span text:style-name="T3">7.3.</text:span><text:span text:style-name="T5"> </text:span>В случае реорганизации юридического лица, являющегося стороной настоящего Договора, все его права и обязанности по настоящему Договору переходят к его правопреемнику.</text:p>
      <text:list xml:id="list5335953097931842729" text:style-name="L14">
        <text:list-item>
          <text:list>
            <text:list-item>
              <text:p text:style-name="P63">По всем вопросам не урегулированным настоящим Договором стороны руководствуются действующим законодательством.</text:p>
            </text:list-item>
            <text:list-item>
              <text:p text:style-name="P63">При перезаключении Договора аренды на новый срок акт приема-передачи Транспорта не оформляется.</text:p>
            </text:list-item>
          </text:list>
        </text:list-item>
      </text:list>
      <text:p text:style-name="P11"/>
      <text:list xml:id="list31552295" text:continue-numbering="true" text:style-name="L14">
        <text:list-item>
          <text:p text:style-name="P57">ОСОБЫЕ УСЛОВИЯ</text:p>
        </text:list-item>
      </text:list>
      <text:p text:style-name="P1"><text:span text:style-name="T3">8.1. </text:span>Арендатор несет ответственность за вред, причиненный третьим лицам в соответствии с <text:s/>правилами главы 59 ГК РФ.</text:p>
      <text:list xml:id="list31541237" text:continue-numbering="true" text:style-name="L14">
        <text:list-item>
          <text:list>
            <text:list-header>
              <text:p text:style-name="P56"/>
            </text:list-header>
          </text:list>
        </text:list-item>
      </text:list>
      <text:list xml:id="list9144897970472298513" text:style-name="L1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44">9. ЮРИДИЧЕСКИЕ АДРЕСА И РЕКВИЗИТЫ СТОРОН</text:p>
                                  <text:p text:style-name="P44"/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65" text:outline-level="1">АРЕНДОДАТЕЛЬ<text:tab/><text:tab/><text:tab/><text:tab/><text:tab/>АРЕНДАТОР</text:h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9">Комитет по управлению муниципальным<text:tab/></text:p>
            <text:p text:style-name="P18">имуществом администрации города Братска</text:p>
            <text:p text:style-name="P27">г. Братск, пр. Ленина, 37</text:p>
            <text:p text:style-name="P27">т.349060, т/ф 349065</text:p>
            <text:p text:style-name="P27">ИНН 3803201800, КПП 380401001</text:p>
            <text:p text:style-name="P27"/>
            <text:p text:style-name="P27"/>
            <text:p text:style-name="P27">_________________ <text:s text:c="8"/></text:p>
            <text:p text:style-name="P18"><text:tab/><text:tab/><text:tab/>мп</text:p>
          </table:table-cell>
          <table:table-cell table:style-name="Таблица1.A1" office:value-type="string">
            <text:p text:style-name="P20">ИП(ООО,ОАО)__________________________________Адрес:__________________________________________ИНН:__________________________________________ОГРН:__________________________________________паспорт_________________________________________телефон______________________________________</text:p>
            <text:p text:style-name="P27"/>
            <text:p text:style-name="P27">_________________ <text:s text:c="8"/></text:p>
            <text:p text:style-name="P19"><text:tab/><text:tab/><text:tab/>мп</text:p>
          </table:table-cell>
        </table:table-row>
      </table:table>
      <text:p text:style-name="P30"/>
      <text:p text:style-name="P22">Управление Федерального казначейства по Иркутской области (КУМИ г. Братска)</text:p>
      <text:p text:style-name="P21">ГРКЦ ГУ Банка России по Иркутской области г. Иркутск</text:p>
      <text:p text:style-name="P21">БИК 042520001, Сч 40101810900000010001, ИНН 3803201800, КПП 380401001,</text:p>
      <text:p text:style-name="P22">ОКТМО 25714000, КБК 90111105034041000120</text:p>
      <text:p text:style-name="P22">оплата аренды по договору от ______№ 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size-complex="10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1pt" fo:font-weight="bold" style:font-size-asian="11pt" style:font-weight-asian="bold"/>
    </style:style>
    <style:style style:name="Iau_3f_iue" style:display-name="Iau?iue" style:family="paragraph">
      <style:paragraph-properties fo:orphans="2" fo:widows="2"/>
      <style:text-properties style:use-window-font-color="true" style:font-name="Times New Roman" fo:font-size="10pt" fo:language="ru" fo:country="RU" style:font-name-asian="Arial" style:font-size-asian="10pt" style:font-name-complex="Times New Roman" style:font-size-complex="10pt" style:language-complex="ar" style:country-complex="SA"/>
    </style:style>
    <style:style style:name="caaieiaie_20_2" style:display-name="caaieiaie 2" style:family="paragraph" style:parent-style-name="Iau_3f_iue" style:next-style-name="Iau_3f_iue">
      <style:paragraph-properties fo:text-align="center" style:justify-single-word="false" fo:orphans="0" fo:widows="0"/>
      <style:text-properties fo:font-size="12pt" fo:font-weight="bold" style:font-size-asian="12pt" style:font-weight-asian="bold"/>
    </style:style>
    <style:style style:name="Iacaaiea" style:family="paragraph" style:parent-style-name="Iau_3f_iue">
      <style:paragraph-properties fo:margin-top="0.035cm" fo:margin-bottom="0.035cm" fo:text-align="center" style:justify-single-word="false" fo:orphans="0" fo:widows="0"/>
      <style:text-properties fo:font-size="12pt" style:font-size-asian="12pt"/>
    </style:style>
    <style:style style:name="Iniiaiie_20_oaeno_20_3" style:display-name="Iniiaiie oaeno 3" style:family="paragraph" style:parent-style-name="Iau_3f_iue">
      <style:paragraph-properties fo:text-align="justify" style:justify-single-word="false">
        <style:tab-stops>
          <style:tab-stop style:position="0cm"/>
        </style:tab-stops>
      </style:paragraph-properties>
      <style:text-properties fo:font-size="12pt" style:font-size-asian="12pt"/>
    </style:style>
    <style:style style:name="FR1" style:family="paragraph">
      <style:paragraph-properties fo:margin="100%" fo:margin-left="0.071cm" fo:margin-right="0cm" fo:margin-top="0.035cm" fo:margin-bottom="0cm" fo:line-height="108%" fo:text-align="justify" style:justify-single-word="false" fo:orphans="0" fo:widows="0" fo:text-indent="1.023cm" style:auto-text-indent="false"/>
      <style:text-properties style:use-window-font-color="true" style:font-name="Times New Roman" fo:font-size="11pt" fo:language="ru" fo:country="RU" style:font-name-asian="Arial" style:font-size-asian="11pt" style:font-name-complex="Times New Roman" style:font-size-complex="10pt" style:language-complex="ar" style:country-complex="SA"/>
    </style:style>
    <style:style style:name="Iniiaiie_20_oaeno_20_n_20_ionooiii_20_3" style:display-name="Iniiaiie oaeno n ionooiii 3" style:family="paragraph" style:parent-style-name="Iau_3f_iue">
      <style:paragraph-properties fo:margin="100%" fo:margin-left="1.529cm" fo:margin-right="0cm" fo:margin-top="0cm" fo:margin-bottom="0cm" fo:text-align="justify" style:justify-single-word="false" fo:orphans="0" fo:widows="0" fo:text-indent="1.011cm" style:auto-text-indent="false"/>
      <style:text-properties fo:font-size="12pt" style:font-size-asian="12pt"/>
    </style:style>
    <style:style style:name="Iniiaiie_20_oaeno_20_2" style:display-name="Iniiaiie oaeno 2" style:family="paragraph" style:parent-style-name="Iau_3f_iue">
      <style:paragraph-properties fo:margin="100%" fo:margin-left="0cm" fo:margin-right="0cm" fo:margin-top="0.035cm" fo:margin-bottom="0.035cm" fo:text-align="justify" style:justify-single-word="false" fo:orphans="0" fo:widows="0" fo:text-indent="1.249cm" style:auto-text-indent="false"/>
      <style:text-properties fo:font-size="12pt" style:font-size-asian="12pt"/>
    </style:style>
    <style:style style:name="Список_20_5" style:display-name="Список 5" style:family="paragraph" style:parent-style-name="Standard">
      <style:paragraph-properties fo:margin="100%" fo:margin-left="2.496cm" fo:margin-right="0cm" fo:margin-top="0cm" fo:margin-bottom="0cm" fo:line-height="108%" fo:text-align="justify" style:justify-single-word="false" fo:orphans="0" fo:widows="0" fo:text-indent="-0.499cm" style:auto-text-indent="false"/>
      <style:text-properties fo:font-size="9pt" style:font-size-asian="9pt" style:font-size-complex="10pt"/>
    </style:style>
    <style:style style:name="_20_Знак" style:display-name=" Знак" style:family="paragraph" style:parent-style-name="Standard">
      <style:paragraph-properties fo:margin-top="0.494cm" fo:margin-bottom="0.494cm"/>
      <style:text-properties style:font-name="Tahoma" fo:font-size="10pt" fo:language="en" fo:country="US" style:font-size-asian="10pt" style:font-size-complex="10pt"/>
    </style:style>
    <style:style style:name="Обычный_20__28_веб_29_" style:display-name="Обычный (веб)" style:family="paragraph" style:parent-style-name="Standard">
      <style:paragraph-properties fo:margin-top="0.494cm" fo:margin-bottom="0.494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Index_20__28_user_29_" style:display-name="Index (user)" style:family="paragraph" style:parent-style-name="Standard"/>
    <style:style style:name="Body_20_Text_20_2" style:display-name="Body Text 2" style:family="paragraph" style:parent-style-name="Standard">
      <style:paragraph-properties fo:margin="100%" fo:margin-left="0.071cm" fo:margin-right="0cm" fo:margin-top="0cm" fo:margin-bottom="0cm" fo:line-height="105%" fo:text-indent="0cm" style:auto-text-indent="false" style:text-autospace="none" style:punctuation-wrap="simple" style:vertical-align="baseline"/>
      <style:text-properties fo:font-size="10pt" style:font-size-asian="10pt" style:font-size-complex="10pt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="100%"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WW8Num2z0" style:family="text">
      <style:text-properties fo:font-weight="bold" style:font-weight-asian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fo:font-size="10.5pt" fo:font-weight="bold" style:font-size-asian="10.5pt" style:font-weight-asian="bold" style:font-size-complex="10.5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86cm" fo:text-indent="-1.164cm" fo:margin-left="1.986cm"/>
        </style:list-level-properties>
      </text:list-level-style-number>
      <text:list-level-style-number text:level="3" style:num-suffix="." style:num-format="1" text:start-value="13" text:display-levels="3">
        <style:list-level-properties text:list-level-position-and-space-mode="label-alignment">
          <style:list-level-label-alignment text:label-followed-by="listtab" text:list-tab-stop-position="2.279cm" fo:text-indent="-1.27cm" fo:margin-left="2.27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466cm" fo:text-indent="-1.27cm" fo:margin-left="2.46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288cm" fo:text-indent="-1.905cm" fo:margin-left="3.288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475cm" fo:text-indent="-1.905cm" fo:margin-left="3.4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297cm" fo:text-indent="-2.54cm" fo:margin-left="4.297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484cm" fo:text-indent="-2.54cm" fo:margin-left="4.48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306cm" fo:text-indent="-3.175cm" fo:margin-left="5.3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318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318cm" fo:margin-left="6.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318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1cm" fo:margin-bottom="1cm" fo:margin-left="3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501cm" fo:margin-left="3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ОГОВОР №  ________</dc:title>
    <meta:initial-creator>VorEL</meta:initial-creator>
    <meta:creation-date>2009-10-14T09:47:00</meta:creation-date>
    <dc:creator>Наталья  Бодрова </dc:creator>
    <dc:date>2014-01-30T11:39:40.97</dc:date>
    <meta:print-date>2013-11-13T11:52:47.26</meta:print-date>
    <meta:editing-cycles>133</meta:editing-cycles>
    <meta:editing-duration>PT22H18M14S</meta:editing-duration>
    <meta:generator>OpenOffice/4.0.0$Win32 OpenOffice.org_project/400m3$Build-9702</meta:generator>
    <meta:printed-by>Наталья  Бодрова </meta:printed-by>
    <meta:document-statistic meta:table-count="1" meta:image-count="0" meta:object-count="0" meta:page-count="4" meta:paragraph-count="121" meta:word-count="2001" meta:character-count="16343"/>
  </office:meta>
</office:document-meta>
</file>